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paragraph-rsid="0014c362"/>
    </style:style>
    <style:style style:name="P2" style:family="paragraph" style:parent-style-name="Heading_20_3">
      <style:paragraph-properties fo:text-align="center" style:justify-single-word="false"/>
      <style:text-properties fo:font-size="24pt" style:text-underline-style="none" officeooo:paragraph-rsid="0014a1bc" style:font-size-asian="24pt" style:font-size-complex="24pt"/>
    </style:style>
    <style:style style:name="P3" style:family="paragraph" style:parent-style-name="Heading_20_3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a1bc"/>
    </style:style>
    <style:style style:name="P5" style:family="paragraph" style:parent-style-name="Text_20_body">
      <style:paragraph-properties fo:text-align="start" style:justify-single-word="false"/>
      <style:text-properties officeooo:paragraph-rsid="0014a1bc"/>
    </style:style>
    <style:style style:name="P6" style:family="paragraph" style:parent-style-name="Text_20_body">
      <style:paragraph-properties fo:text-align="start" style:justify-single-word="false"/>
      <style:text-properties officeooo:paragraph-rsid="0014c362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c362"/>
    </style:style>
    <style:style style:name="T1" style:family="text">
      <style:text-properties officeooo:rsid="0014a1b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4c362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4c362" style:font-size-asian="18pt" style:font-size-complex="18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officeooo:rsid="0014c362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2pt" fo:font-weight="normal" officeooo:rsid="0014c36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5d146" style:font-size-asian="10.5pt" style:font-weight-asian="normal" style:font-size-complex="12pt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officeooo:rsid="0015d146"/>
    </style:style>
    <style:style style:name="T14" style:family="text">
      <style:text-properties officeooo:rsid="0017b35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✓ Foods Chickens Can Eat</text:h>
      <text:h text:style-name="P1" text:outline-level="3"><text:span text:style-name="Strong_20_Emphasis"><text:span text:style-name="T6">✓ </text:span></text:span><text:span text:style-name="Strong_20_Emphasis"><text:span text:style-name="T4">Vegetables:</text:span></text:span></text:h>
      <text:p text:style-name="P4">Lettuce, Kale, Spinach, Carrots, Cucumbers, Peas, Broccoli, Zucchini, <text:span text:style-name="T1">Celery, Asparagus, </text:span><text:span text:style-name="T7">Cooked </text:span><text:span text:style-name="T1">Potatoes, Cabbage, Pumpkin, Sweet Potatoes, Green Beans, Tomatoes, Peppers, Radishes, Brussel sprouts, Squash, Cauliflower</text:span></text:p>
      <text:p text:style-name="P7"><text:span text:style-name="Strong_20_Emphasis"><text:span text:style-name="T6">✓ </text:span></text:span><text:span text:style-name="Strong_20_Emphasis"><text:span text:style-name="T4">Fruits:</text:span></text:span></text:p>
      <text:p text:style-name="P4">Apples (without seeds), Berries (strawberries, blueberries, raspberries), Bananas, Melons (watermelon, cantaloupe), Grapes, <text:span text:style-name="T1">Pineapple, Cherries, Banana Peels, Peaches </text:span><text:span text:style-name="T7">(without pit)</text:span><text:span text:style-name="T1">, Pears, Mangoes, Plums</text:span></text:p>
      <text:p text:style-name="P7"><text:span text:style-name="Strong_20_Emphasis"><text:span text:style-name="T6">✓ </text:span></text:span><text:span text:style-name="Strong_20_Emphasis"><text:span text:style-name="T4">Grains and Seeds:</text:span></text:span></text:p>
      <text:p text:style-name="P4">Corn, Oats, Barley, Rice, Sunflower seeds, Pumpkin seeds, <text:span text:style-name="T1">Walnuts, Chia seeds</text:span></text:p>
      <text:p text:style-name="P7"><text:span text:style-name="Strong_20_Emphasis"><text:span text:style-name="T6">✓ </text:span></text:span><text:span text:style-name="Strong_20_Emphasis"><text:span text:style-name="T4">Protein:</text:span></text:span></text:p>
      <text:p text:style-name="P4">Mealworms, Cooked eggs, Fish (in moderation), Yogurt</text:p>
      <text:p text:style-name="P7"><text:span text:style-name="Strong_20_Emphasis"><text:span text:style-name="T6">✓ </text:span></text:span><text:span text:style-name="Strong_20_Emphasis"><text:span text:style-name="T4">Other:</text:span></text:span></text:p>
      <text:p text:style-name="P4">Bread (in moderation), Cooked pasta, Cooked rice</text:p>
      <text:h text:style-name="P3" text:outline-level="3">✘ Foods Chickens Should Not Eat</text:h>
      <text:p text:style-name="P6"><text:span text:style-name="Strong_20_Emphasis"><text:span text:style-name="T4">✘ Toxic Foods:</text:span></text:span></text:p>
      <text:p text:style-name="P5">Avocado, Chocolate, Caffeine (coffee, tea), Alcohol, Raw or dried beans, Green potato skins and sprouts, Onions, Rhubarb leaves, <text:span text:style-name="T7">Pickles, Peanuts, Eggplant, Tomato leaves, Citrus fruits and citrus peels, Seeds and pits from fruit, Uncooked Spinach, Elderberries, Maggots, </text:span><text:span text:style-name="T13">Xylitol</text:span></text:p>
      <text:p text:style-name="P6"><text:span text:style-name="Strong_20_Emphasis"><text:span text:style-name="T4">✘ Moldy or Spoiled Foods:</text:span></text:span></text:p>
      <text:p text:style-name="P6">Any moldy food, Rotten fruits and vegetables</text:p>
      <text:p text:style-name="P6"><text:span text:style-name="Strong_20_Emphasis"><text:span text:style-name="T4">✘ Excessively Salty or Sugary Foods:</text:span></text:span></text:p>
      <text:p text:style-name="P6">Junk food (chips, candy, etc.), Salted meats, Processed foods</text:p>
      <text:p text:style-name="P7"><text:span text:style-name="Strong_20_Emphasis"><text:span text:style-name="T4">✘ Uncooked or Processed Grains:</text:span></text:span></text:p>
      <text:p text:style-name="P7">Uncooked rice, <text:span text:style-name="T7">Uncooked pasta, </text:span><text:span text:style-name="T13">Uncooked Amaranth</text:span></text:p>
      <text:p text:style-name="P7"><text:span text:style-name="Strong_20_Emphasis"><text:span text:style-name="T4">✘ </text:span></text:span><text:span text:style-name="Strong_20_Emphasis"><text:span text:style-name="T5">Forage</text:span></text:span><text:span text:style-name="Strong_20_Emphasis"><text:span text:style-name="T4">:</text:span></text:span></text:p>
      <text:p text:style-name="P7"><text:span text:style-name="Strong_20_Emphasis"><text:span text:style-name="T10">Azalea, Ferns, Foxglove, Holly, Lawn clippings, Lobelia, Lupine, Mushrooms, Nightshades, Rhododendron, Oak leaves and acorns, Toads, </text:span></text:span><text:span text:style-name="Strong_20_Emphasis"><text:span text:style-name="T11">Hyacinth, Periwinkle, Ivy, Hydrangea, Tulips, Irises, Jasmine, Daffodil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5-23T14:33:45.847466603</meta:creation-date>
    <dc:date>2024-05-23T15:08:52.302904326</dc:date>
    <meta:editing-duration>PT10M25S</meta:editing-duration>
    <meta:editing-cycles>2</meta:editing-cycles>
    <meta:generator>LibreOffice/7.3.4.2$MacOSX_AARCH64 LibreOffice_project/728fec16bd5f605073805c3c9e7c4212a0120dc5</meta:generator>
    <meta:document-statistic meta:table-count="0" meta:image-count="0" meta:object-count="0" meta:page-count="1" meta:paragraph-count="22" meta:word-count="200" meta:character-count="1464" meta:non-whitespace-character-count="1286"/>
  </office:meta>
</office:document-meta>
</file>